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14" calcext:value-type="float">
            <text:p>14</text:p>
          </table:table-cell>
          <table:table-cell table:style-name="ce5" table:formula="of:=SUM([.D3:.D50])" office:value-type="float" office:value="24.5" calcext:value-type="float">
            <text:p>24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00-00-00</text:date>, <text:time style:data-style-name="N2" text:time-value="19:29:56.72028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14T19:30:07.174146454</dc:date>
    <meta:editing-duration>PT37M57S</meta:editing-duration>
    <meta:editing-cycles>18</meta:editing-cycles>
    <meta:generator>LibreOffice/5.0.2.2$Linux_X86_64 LibreOffice_project/00m0$Build-2</meta:generator>
    <meta:document-statistic meta:table-count="1" meta:cell-count="59" meta:object-count="0"/>
  </office:meta>
</office:document-meta>
</file>